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11CB16CBA.png"/>
  <manifest:file-entry manifest:media-type="image/png" manifest:full-path="Pictures/1000000000000020000000211B98EB94.png"/>
  <manifest:file-entry manifest:media-type="image/png" manifest:full-path="Pictures/1000000000000020000000214366E18C.png"/>
  <manifest:file-entry manifest:media-type="image/png" manifest:full-path="Pictures/100000000000002000000021981CFD95.png"/>
  <manifest:file-entry manifest:media-type="image/png" manifest:full-path="Pictures/100000000000002000000020930AE386.png"/>
  <manifest:file-entry manifest:media-type="image/png" manifest:full-path="Pictures/100000000000002000000021DEF2E86B.png"/>
  <manifest:file-entry manifest:media-type="image/png" manifest:full-path="Pictures/10000000000000200000002120447BB2.png"/>
  <manifest:file-entry manifest:media-type="image/png" manifest:full-path="Pictures/10000000000000200000002106F94667.png"/>
  <manifest:file-entry manifest:media-type="image/png" manifest:full-path="Pictures/100000000000002000000021F6EA6479.png"/>
  <manifest:file-entry manifest:media-type="image/png" manifest:full-path="Pictures/10000000000000200000002182333EE4.png"/>
  <manifest:file-entry manifest:media-type="image/png" manifest:full-path="Pictures/1000000000000020000000213B6B2E91.png"/>
  <manifest:file-entry manifest:media-type="image/png" manifest:full-path="Pictures/10000000000000200000002132C907EE.png"/>
  <manifest:file-entry manifest:media-type="image/png" manifest:full-path="Pictures/1000000000000020000000211325AAC3.png"/>
  <manifest:file-entry manifest:media-type="image/png" manifest:full-path="Pictures/1000000000000020000000213A0AEE01.png"/>
  <manifest:file-entry manifest:media-type="image/png" manifest:full-path="Pictures/100000000000002000000021F1CCCD23.png"/>
  <manifest:file-entry manifest:media-type="image/png" manifest:full-path="Pictures/1000000000000020000000212AEFF1C9.png"/>
  <manifest:file-entry manifest:media-type="image/png" manifest:full-path="Pictures/100000000000002000000020D48B1383.png"/>
  <manifest:file-entry manifest:media-type="image/png" manifest:full-path="Pictures/10000000000000200000002184D2F1E2.png"/>
  <manifest:file-entry manifest:media-type="image/png" manifest:full-path="Pictures/100000000000002000000021ABAD938E.png"/>
  <manifest:file-entry manifest:media-type="image/png" manifest:full-path="Pictures/100000000000002000000021AE69EBCB.png"/>
  <manifest:file-entry manifest:media-type="image/png" manifest:full-path="Pictures/1000020100000020000000204763C944.png"/>
  <manifest:file-entry manifest:media-type="image/png" manifest:full-path="Pictures/100000000000002000000020B278B9A0.png"/>
  <manifest:file-entry manifest:media-type="image/png" manifest:full-path="Pictures/1000000000000020000000219D9DB598.png"/>
  <manifest:file-entry manifest:media-type="image/png" manifest:full-path="Pictures/10000000000000200000002187C4B065.png"/>
  <manifest:file-entry manifest:media-type="image/png" manifest:full-path="Pictures/10000000000000200000002155AF131A.png"/>
  <manifest:file-entry manifest:media-type="image/png" manifest:full-path="Pictures/100000000000002000000021416C00BA.png"/>
  <manifest:file-entry manifest:media-type="image/png" manifest:full-path="Pictures/1000000000000020000000210957272F.png"/>
  <manifest:file-entry manifest:media-type="image/png" manifest:full-path="Pictures/1000000000000020000000214567A578.png"/>
  <manifest:file-entry manifest:media-type="image/png" manifest:full-path="Pictures/1000000000000020000000215B1F4213.png"/>
  <manifest:file-entry manifest:media-type="image/png" manifest:full-path="Pictures/1000000000000020000000212E3966D5.png"/>
  <manifest:file-entry manifest:media-type="image/png" manifest:full-path="Pictures/100000000000002000000021FBDD1776.png"/>
  <manifest:file-entry manifest:media-type="image/png" manifest:full-path="Pictures/100000000000002000000021056D29F9.png"/>
  <manifest:file-entry manifest:media-type="image/png" manifest:full-path="Pictures/1000000000000020000000201D0E2182.png"/>
  <manifest:file-entry manifest:media-type="image/png" manifest:full-path="Pictures/100000000000002000000021662257CC.png"/>
  <manifest:file-entry manifest:media-type="image/png" manifest:full-path="Pictures/100000000000002000000021E8E7EC24.png"/>
  <manifest:file-entry manifest:media-type="image/png" manifest:full-path="Pictures/10000000000000200000002144809B88.png"/>
  <manifest:file-entry manifest:media-type="image/png" manifest:full-path="Pictures/1000000000000020000000214E1245BE.png"/>
  <manifest:file-entry manifest:media-type="image/png" manifest:full-path="Pictures/100000000000002000000021FBC91B03.png"/>
  <manifest:file-entry manifest:media-type="image/png" manifest:full-path="Pictures/1000000000000020000000216D92E944.png"/>
  <manifest:file-entry manifest:media-type="image/png" manifest:full-path="Pictures/100000000000002000000021CB75F1C4.png"/>
  <manifest:file-entry manifest:media-type="image/png" manifest:full-path="Pictures/100000000000002000000021A41EC6C6.png"/>
  <manifest:file-entry manifest:media-type="image/png" manifest:full-path="Pictures/100000000000002000000021F01BD73F.png"/>
  <manifest:file-entry manifest:media-type="image/png" manifest:full-path="Pictures/1000000000000020000000219F5ABF45.png"/>
  <manifest:file-entry manifest:media-type="image/png" manifest:full-path="Pictures/100000000000002000000021ED34A077.png"/>
  <manifest:file-entry manifest:media-type="image/png" manifest:full-path="Pictures/1000000000000020000000217B81DDF3.png"/>
  <manifest:file-entry manifest:media-type="image/png" manifest:full-path="Pictures/100000000000002000000020A269DF33.png"/>
  <manifest:file-entry manifest:media-type="image/png" manifest:full-path="Pictures/100000000000002000000020C438A798.png"/>
  <manifest:file-entry manifest:media-type="image/png" manifest:full-path="Pictures/10000000000000200000002161215E64.png"/>
  <manifest:file-entry manifest:media-type="image/png" manifest:full-path="Pictures/10000000000000200000002193718ED5.png"/>
  <manifest:file-entry manifest:media-type="image/png" manifest:full-path="Pictures/10000000000000200000002040034A3A.png"/>
  <manifest:file-entry manifest:media-type="image/png" manifest:full-path="Pictures/100000000000002000000021A751A926.png"/>
  <manifest:file-entry manifest:media-type="image/png" manifest:full-path="Pictures/1000000000000020000000210EE52448.png"/>
  <manifest:file-entry manifest:media-type="image/png" manifest:full-path="Pictures/10000000000000200000002189F93639.png"/>
  <manifest:file-entry manifest:media-type="image/png" manifest:full-path="Pictures/1000000000000020000000200391B3A4.png"/>
  <manifest:file-entry manifest:media-type="image/png" manifest:full-path="Pictures/100000000000002000000020117BF5C2.png"/>
  <manifest:file-entry manifest:media-type="image/png" manifest:full-path="Pictures/10000000000000200000002196E8C1AE.png"/>
  <manifest:file-entry manifest:media-type="image/png" manifest:full-path="Pictures/100000000000002000000021B0F10CC4.png"/>
  <manifest:file-entry manifest:media-type="image/png" manifest:full-path="Pictures/100000000000002000000021353A573E.png"/>
  <manifest:file-entry manifest:media-type="image/png" manifest:full-path="Pictures/100000000000002000000021FEAD06BD.png"/>
  <manifest:file-entry manifest:media-type="image/png" manifest:full-path="Pictures/100002010000002000000021C2BD46A0.png"/>
  <manifest:file-entry manifest:media-type="image/png" manifest:full-path="Pictures/1000000000000020000000210C26238B.png"/>
  <manifest:file-entry manifest:media-type="image/png" manifest:full-path="Pictures/1000000000000020000000211E2E545C.png"/>
  <manifest:file-entry manifest:media-type="image/png" manifest:full-path="Pictures/10000000000000200000002105529285.png"/>
  <manifest:file-entry manifest:media-type="image/png" manifest:full-path="Pictures/10000000000000200000002141E3F905.png"/>
  <manifest:file-entry manifest:media-type="image/png" manifest:full-path="Pictures/100000000000002000000020035A2311.png"/>
  <manifest:file-entry manifest:media-type="image/png" manifest:full-path="Pictures/10000201000000200000002018E953A5.png"/>
  <manifest:file-entry manifest:media-type="image/png" manifest:full-path="Pictures/100000000000002000000021B5E30F73.png"/>
  <manifest:file-entry manifest:media-type="image/png" manifest:full-path="Pictures/100000000000002000000021D051E372.png"/>
  <manifest:file-entry manifest:media-type="image/png" manifest:full-path="Pictures/1000000000000020000000218CBF796C.png"/>
  <manifest:file-entry manifest:media-type="image/png" manifest:full-path="Pictures/100000000000002000000021D589E2A6.png"/>
  <manifest:file-entry manifest:media-type="image/png" manifest:full-path="Pictures/10000000000000200000002156E693AF.png"/>
  <manifest:file-entry manifest:media-type="image/png" manifest:full-path="Pictures/1000000000000020000000218EA35B58.png"/>
  <manifest:file-entry manifest:media-type="image/png" manifest:full-path="Pictures/100000000000002000000021EFA8E365.png"/>
  <manifest:file-entry manifest:media-type="image/png" manifest:full-path="Pictures/10000000000000200000002102029CC0.png"/>
  <manifest:file-entry manifest:media-type="image/png" manifest:full-path="Pictures/10000000000000200000002184AEC856.png"/>
  <manifest:file-entry manifest:media-type="image/png" manifest:full-path="Pictures/100000000000002000000021803E6FC7.png"/>
  <manifest:file-entry manifest:media-type="image/png" manifest:full-path="Pictures/1000020100000020000000218706E1B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3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1.18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982cm" fo:break-before="auto" style:use-optimal-row-height="false"/>
    </style:style>
    <style:style style:name="ro5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="0.002cm solid #000000"/>
      <style:text-properties fo:font-size="20pt" style:font-size-asian="20pt" style:font-size-complex="20pt"/>
    </style:style>
    <style:style style:name="ce4" style:family="table-cell" style:parent-style-name="Default">
      <style:table-cell-properties fo:border-bottom="0.011cm solid #000000" style:text-align-source="fix" style:repeat-content="false" fo:border-left="0.028cm solid #000000" fo:border-right="0.011cm solid #000000" fo:border-top="0.028cm solid #000000"/>
      <style:paragraph-properties fo:text-align="center" fo:margin-left="0cm"/>
    </style:style>
    <style:style style:name="ce5" style:family="table-cell" style:parent-style-name="Default">
      <style:table-cell-properties fo:border-bottom="0.011cm solid #000000" fo:border-left="0.028cm solid #000000" fo:border-right="0.011cm solid #000000" fo:border-top="0.011cm solid #000000"/>
    </style:style>
    <style:style style:name="ce6" style:family="table-cell" style:parent-style-name="Default">
      <style:table-cell-properties fo:border-bottom="0.028cm solid #000000" fo:border-left="0.028cm solid #000000" fo:border-right="0.011cm solid #000000" fo:border-top="0.011cm solid #000000"/>
    </style:style>
    <style:style style:name="ce7" style:family="table-cell" style:parent-style-name="Default">
      <style:table-cell-properties fo:border-bottom="0.011cm solid #000000" style:text-align-source="fix" style:repeat-content="false" fo:border-left="0.011cm solid #000000" fo:border-right="0.011cm solid #000000" fo:border-top="0.028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11cm solid #000000"/>
      <style:paragraph-properties fo:text-align="center" fo:margin-left="0cm"/>
    </style:style>
    <style:style style:name="ce9" style:family="table-cell" style:parent-style-name="Default">
      <style:table-cell-properties fo:border-bottom="0.028cm solid #000000" style:text-align-source="fix" style:repeat-content="false" fo:border-left="0.011cm solid #000000" fo:border-right="0.011cm solid #000000" fo:border-top="0.011cm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011cm solid #000000" style:text-align-source="fix" style:repeat-content="false" fo:border-left="0.011cm solid #000000" fo:border-right="0.028cm solid #000000" fo:border-top="0.028cm solid #000000"/>
      <style:paragraph-properties fo:text-align="center" fo:margin-left="0cm"/>
    </style:style>
    <style:style style:name="ce12" style:family="table-cell" style:parent-style-name="Default">
      <style:table-cell-properties fo:border-bottom="0.011cm solid #000000" style:text-align-source="fix" style:repeat-content="false" fo:border-left="0.011cm solid #000000" fo:border-right="0.028cm solid #000000" fo:border-top="0.011cm solid #000000"/>
      <style:paragraph-properties fo:text-align="center" fo:margin-left="0cm"/>
    </style:style>
    <style:style style:name="ce13" style:family="table-cell" style:parent-style-name="Default">
      <style:table-cell-properties fo:border-bottom="0.028cm solid #000000" style:text-align-source="fix" style:repeat-content="false" fo:border-left="0.011cm solid #000000" fo:border-right="0.028cm solid #000000" fo:border-top="0.011cm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lassification Blocs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ordre</text:p>
          </table:table-cell>
          <table:table-cell table:style-name="ce4" office:value-type="string">
            <text:p>Texture</text:p>
          </table:table-cell>
          <table:table-cell table:style-name="ce7" office:value-type="string">
            <text:p>Nom</text:p>
          </table:table-cell>
          <table:table-cell table:style-name="ce7" office:value-type="string">
            <text:p>Monde</text:p>
          </table:table-cell>
          <table:table-cell table:style-name="ce11" office:value-type="string">
            <text:p>Résistance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>
            <draw:frame table:end-cell-address="'Classification Blocs'.B2" table:end-x="1.437cm" table:end-y="0.93cm" draw:z-index="0" draw:name="Images 1" draw:style-name="gr1" draw:text-style-name="P1" svg:width="0.891cm" svg:height="0.879cm" svg:x="0.546cm" svg:y="0.051cm">
              <draw:image xlink:href="Pictures/1000000000000020000000214366E18C.png" xlink:type="simple" xlink:show="embed" xlink:actuate="onLoad">
                <text:p/>
              </draw:image>
            </draw:frame>
          </table:table-cell>
          <table:table-cell table:style-name="ce8" office:value-type="string">
            <text:p>Terre</text:p>
          </table:table-cell>
          <table:table-cell table:style-name="ce8" office:value-type="string">
            <text:p>*</text:p>
          </table:table-cell>
          <table:table-cell table:style-name="ce12" office:value-type="float" office:value="1">
            <text:p>1</text:p>
          </table:table-cell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5">
            <draw:frame table:end-cell-address="'Classification Blocs'.B3" table:end-x="1.462cm" table:end-y="0.931cm" draw:z-index="1" draw:name="Images 2" draw:style-name="gr2" draw:text-style-name="P1" svg:width="0.891cm" svg:height="0.88cm" svg:x="0.571cm" svg:y="0.051cm">
              <draw:image xlink:href="Pictures/10000000000000200000002184D2F1E2.png" xlink:type="simple" xlink:show="embed" xlink:actuate="onLoad">
                <text:p/>
              </draw:image>
            </draw:frame>
          </table:table-cell>
          <table:table-cell table:style-name="ce8" office:value-type="string">
            <text:p>Terre déchue</text:p>
          </table:table-cell>
          <table:table-cell table:style-name="ce8" office:value-type="string">
            <text:p>Cimetière</text:p>
          </table:table-cell>
          <table:table-cell table:style-name="ce12" office:value-type="float" office:value="1">
            <text:p>1</text:p>
          </table:table-cell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5">
            <draw:frame table:end-cell-address="'Classification Blocs'.B4" table:end-x="1.411cm" table:end-y="0.982cm" draw:z-index="2" draw:name="Images 3" draw:style-name="gr2" draw:text-style-name="P1" svg:width="0.891cm" svg:height="0.878cm" svg:x="0.52cm" svg:y="0.104cm">
              <draw:image xlink:href="Pictures/1000000000000020000000214567A578.png" xlink:type="simple" xlink:show="embed" xlink:actuate="onLoad">
                <text:p/>
              </draw:image>
            </draw:frame>
          </table:table-cell>
          <table:table-cell table:style-name="ce8" office:value-type="string">
            <text:p>Terre squelette</text:p>
          </table:table-cell>
          <table:table-cell table:style-name="ce8" office:value-type="string">
            <text:p>Cimetière</text:p>
          </table:table-cell>
          <table:table-cell table:style-name="ce12" office:value-type="float" office:value="1">
            <text:p>1</text:p>
          </table:table-cell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5">
            <draw:frame table:end-cell-address="'Classification Blocs'.B5" table:end-x="1.386cm" table:end-y="0.933cm" draw:z-index="3" draw:name="Images 4" draw:style-name="gr2" draw:text-style-name="P1" svg:width="0.891cm" svg:height="0.877cm" svg:x="0.495cm" svg:y="0.056cm">
              <draw:image xlink:href="Pictures/100000000000002000000021A751A926.png" xlink:type="simple" xlink:show="embed" xlink:actuate="onLoad">
                <text:p/>
              </draw:image>
            </draw:frame>
          </table:table-cell>
          <table:table-cell table:style-name="ce8" office:value-type="string">
            <text:p>Boue</text:p>
          </table:table-cell>
          <table:table-cell table:style-name="ce8" office:value-type="string">
            <text:p>Marais</text:p>
          </table:table-cell>
          <table:table-cell table:style-name="ce12" office:value-type="float" office:value="1">
            <text:p>1</text:p>
          </table:table-cell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5">
            <draw:frame table:end-cell-address="'Classification Blocs'.B6" table:end-x="1.386cm" table:end-y="0.951cm" draw:z-index="4" draw:name="Images 5" draw:style-name="gr2" draw:text-style-name="P1" svg:width="0.891cm" svg:height="0.879cm" svg:x="0.495cm" svg:y="0.072cm">
              <draw:image xlink:href="Pictures/100000000000002000000021ABAD938E.png" xlink:type="simple" xlink:show="embed" xlink:actuate="onLoad">
                <text:p/>
              </draw:image>
            </draw:frame>
            <draw:frame table:end-cell-address="'Classification Blocs'.B7" table:end-x="1.386cm" table:end-y="0.851cm" draw:z-index="5" draw:name="Images 6" draw:style-name="gr2" draw:text-style-name="P1" svg:width="0.891cm" svg:height="0.875cm" svg:x="0.495cm" svg:y="0.972cm">
              <draw:image xlink:href="Pictures/100000000000002000000021F6EA6479.png" xlink:type="simple" xlink:show="embed" xlink:actuate="onLoad">
                <text:p/>
              </draw:image>
            </draw:frame>
          </table:table-cell>
          <table:table-cell table:style-name="ce8" office:value-type="string">
            <text:p>Toile</text:p>
          </table:table-cell>
          <table:table-cell table:style-name="ce8" office:value-type="string">
            <text:p>Arachnide</text:p>
          </table:table-cell>
          <table:table-cell table:style-name="ce12" office:value-type="float" office:value="1">
            <text:p>1</text:p>
          </table:table-cell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5"/>
          <table:table-cell table:style-name="ce8" office:value-type="string">
            <text:p>Bois</text:p>
          </table:table-cell>
          <table:table-cell table:style-name="ce8" office:value-type="string">
            <text:p>Foret</text:p>
          </table:table-cell>
          <table:table-cell table:style-name="ce12" office:value-type="float" office:value="2">
            <text:p>2</text:p>
          </table:table-cell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5">
            <draw:frame table:end-cell-address="'Classification Blocs'.B8" table:end-x="1.334cm" table:end-y="0.902cm" draw:z-index="6" draw:name="Images 7" draw:style-name="gr2" draw:text-style-name="P1" svg:width="0.891cm" svg:height="0.879cm" svg:x="0.443cm" svg:y="0.023cm">
              <draw:image xlink:href="Pictures/100000000000002000000021416C00BA.png" xlink:type="simple" xlink:show="embed" xlink:actuate="onLoad">
                <text:p/>
              </draw:image>
            </draw:frame>
          </table:table-cell>
          <table:table-cell table:style-name="ce8" office:value-type="string">
            <text:p>Soie</text:p>
          </table:table-cell>
          <table:table-cell table:style-name="ce8" office:value-type="string">
            <text:p>Arachnide</text:p>
          </table:table-cell>
          <table:table-cell table:style-name="ce12" office:value-type="float" office:value="1">
            <text:p>1</text:p>
          </table:table-cell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5">
            <draw:frame table:end-cell-address="'Classification Blocs'.B9" table:end-x="1.332cm" table:end-y="0.926cm" draw:z-index="7" draw:name="Images 8" draw:style-name="gr2" draw:text-style-name="P1" svg:width="0.891cm" svg:height="0.88cm" svg:x="0.441cm" svg:y="0.046cm">
              <draw:image xlink:href="Pictures/100000000000002000000021AE69EBCB.png" xlink:type="simple" xlink:show="embed" xlink:actuate="onLoad">
                <text:p/>
              </draw:image>
            </draw:frame>
          </table:table-cell>
          <table:table-cell table:style-name="ce8" office:value-type="string">
            <text:p>Neige</text:p>
          </table:table-cell>
          <table:table-cell table:style-name="ce8" office:value-type="string">
            <text:p>Glace</text:p>
          </table:table-cell>
          <table:table-cell table:style-name="ce12" office:value-type="float" office:value="1">
            <text:p>1</text:p>
          </table:table-cell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5">
            <draw:frame table:end-cell-address="'Classification Blocs'.B10" table:end-x="1.332cm" table:end-y="0.943cm" draw:z-index="8" draw:name="Images 9" draw:style-name="gr2" draw:text-style-name="P1" svg:width="0.891cm" svg:height="0.88cm" svg:x="0.441cm" svg:y="0.063cm">
              <draw:image xlink:href="Pictures/100000000000002000000021B5E30F73.png" xlink:type="simple" xlink:show="embed" xlink:actuate="onLoad">
                <text:p/>
              </draw:image>
            </draw:frame>
          </table:table-cell>
          <table:table-cell table:style-name="ce8" office:value-type="string">
            <text:p>Sable dur</text:p>
          </table:table-cell>
          <table:table-cell table:style-name="ce8" office:value-type="string">
            <text:p>Désert</text:p>
          </table:table-cell>
          <table:table-cell table:style-name="ce12" office:value-type="float" office:value="2">
            <text:p>2</text:p>
          </table:table-cell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5">
            <draw:frame table:end-cell-address="'Classification Blocs'.B11" table:end-x="1.332cm" table:end-y="0.951cm" draw:z-index="9" draw:name="Images 10" draw:style-name="gr2" draw:text-style-name="P1" svg:width="0.891cm" svg:height="0.88cm" svg:x="0.441cm" svg:y="0.071cm">
              <draw:image xlink:href="Pictures/100000000000002000000021F1CCCD23.png" xlink:type="simple" xlink:show="embed" xlink:actuate="onLoad">
                <text:p/>
              </draw:image>
            </draw:frame>
          </table:table-cell>
          <table:table-cell table:style-name="ce8" office:value-type="string">
            <text:p>Sable</text:p>
          </table:table-cell>
          <table:table-cell table:style-name="ce8" office:value-type="string">
            <text:p>Désert</text:p>
          </table:table-cell>
          <table:table-cell table:style-name="ce12" office:value-type="float" office:value="1">
            <text:p>1</text:p>
          </table:table-cell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5">
            <draw:frame table:end-cell-address="'Classification Blocs'.B12" table:end-x="1.332cm" table:end-y="0.943cm" draw:z-index="10" draw:name="Images 11" draw:style-name="gr2" draw:text-style-name="P1" svg:width="0.891cm" svg:height="0.88cm" svg:x="0.441cm" svg:y="0.063cm">
              <draw:image xlink:href="Pictures/10000000000000200000002155AF131A.png" xlink:type="simple" xlink:show="embed" xlink:actuate="onLoad">
                <text:p/>
              </draw:image>
            </draw:frame>
            <draw:frame table:end-cell-address="'Classification Blocs'.B13" table:end-x="1.332cm" table:end-y="0.869cm" draw:z-index="12" draw:name="Images 13" draw:style-name="gr2" draw:text-style-name="P1" svg:width="0.891cm" svg:height="0.876cm" svg:x="0.441cm" svg:y="0.989cm">
              <draw:image xlink:href="Pictures/100000000000002000000021CB75F1C4.png" xlink:type="simple" xlink:show="embed" xlink:actuate="onLoad">
                <text:p/>
              </draw:image>
            </draw:frame>
          </table:table-cell>
          <table:table-cell table:style-name="ce8" office:value-type="string">
            <text:p>Sable mouvant</text:p>
          </table:table-cell>
          <table:table-cell table:style-name="ce8" office:value-type="string">
            <text:p>Désert</text:p>
          </table:table-cell>
          <table:table-cell table:style-name="ce12" office:value-type="float" office:value="1">
            <text:p>1</text:p>
          </table:table-cell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5"/>
          <table:table-cell table:style-name="ce8" office:value-type="string">
            <text:p>Glace fissurée</text:p>
          </table:table-cell>
          <table:table-cell table:style-name="ce8" office:value-type="string">
            <text:p>Glace</text:p>
          </table:table-cell>
          <table:table-cell table:style-name="ce12" office:value-type="float" office:value="1">
            <text:p>1</text:p>
          </table:table-cell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5">
            <draw:frame table:end-cell-address="'Classification Blocs'.B14" table:end-x="1.334cm" table:end-y="0.924cm" draw:z-index="13" draw:name="Images 14" draw:style-name="gr2" draw:text-style-name="P1" svg:width="0.891cm" svg:height="0.88cm" svg:x="0.443cm" svg:y="0.044cm">
              <draw:image xlink:href="Pictures/100000000000002000000021662257CC.png" xlink:type="simple" xlink:show="embed" xlink:actuate="onLoad">
                <text:p/>
              </draw:image>
            </draw:frame>
          </table:table-cell>
          <table:table-cell table:number-columns-repeated="2" table:style-name="ce8" office:value-type="string">
            <text:p>Glace</text:p>
          </table:table-cell>
          <table:table-cell table:style-name="ce12" office:value-type="float" office:value="1">
            <text:p>1</text:p>
          </table:table-cell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5">
            <draw:frame table:end-cell-address="'Classification Blocs'.B15" table:end-x="1.332cm" table:end-y="0.882cm" draw:z-index="11" draw:name="Images 12" draw:style-name="gr2" draw:text-style-name="P1" svg:width="0.891cm" svg:height="0.88cm" svg:x="0.441cm" svg:y="0.002cm">
              <draw:image xlink:href="Pictures/1000000000000020000000210EE52448.png" xlink:type="simple" xlink:show="embed" xlink:actuate="onLoad">
                <text:p/>
              </draw:image>
            </draw:frame>
            <draw:frame table:end-cell-address="'Classification Blocs'.B16" table:end-x="1.332cm" table:end-y="0.869cm" draw:z-index="14" draw:name="Images 15" draw:style-name="gr2" draw:text-style-name="P1" svg:width="0.891cm" svg:height="0.876cm" svg:x="0.441cm" svg:y="0.989cm">
              <draw:image xlink:href="Pictures/10000000000000200000002184AEC856.png" xlink:type="simple" xlink:show="embed" xlink:actuate="onLoad">
                <text:p/>
              </draw:image>
            </draw:frame>
          </table:table-cell>
          <table:table-cell table:style-name="ce8" office:value-type="string">
            <text:p>Glace Dure</text:p>
          </table:table-cell>
          <table:table-cell table:style-name="ce8" office:value-type="string">
            <text:p>Glace</text:p>
          </table:table-cell>
          <table:table-cell table:style-name="ce12" office:value-type="float" office:value="2">
            <text:p>2</text:p>
          </table:table-cell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5"/>
          <table:table-cell table:style-name="ce8" office:value-type="string">
            <text:p>Pierre</text:p>
          </table:table-cell>
          <table:table-cell table:style-name="ce8" office:value-type="string">
            <text:p>*</text:p>
          </table:table-cell>
          <table:table-cell table:style-name="ce12" office:value-type="float" office:value="2">
            <text:p>2</text:p>
          </table:table-cell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5">
            <draw:frame table:end-cell-address="'Classification Blocs'.B17" table:end-x="1.334cm" table:end-y="0.894cm" draw:z-index="15" draw:name="Images 16" draw:style-name="gr2" draw:text-style-name="P1" svg:width="0.891cm" svg:height="0.88cm" svg:x="0.443cm" svg:y="0.014cm">
              <draw:image xlink:href="Pictures/100000000000002000000021D051E372.png" xlink:type="simple" xlink:show="embed" xlink:actuate="onLoad">
                <text:p/>
              </draw:image>
            </draw:frame>
          </table:table-cell>
          <table:table-cell table:style-name="ce8" office:value-type="string">
            <text:p><text:s/>Roche</text:p>
          </table:table-cell>
          <table:table-cell table:style-name="ce8" office:value-type="string">
            <text:p>*</text:p>
          </table:table-cell>
          <table:table-cell table:style-name="ce12" office:value-type="float" office:value="2">
            <text:p>2</text:p>
          </table:table-cell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5">
            <draw:frame table:end-cell-address="'Classification Blocs'.B18" table:end-x="1.332cm" table:end-y="0.919cm" draw:z-index="16" draw:name="Images 17" draw:style-name="gr2" draw:text-style-name="P1" svg:width="0.891cm" svg:height="0.88cm" svg:x="0.441cm" svg:y="0.039cm">
              <draw:image xlink:href="Pictures/10000000000000200000002132C907EE.png" xlink:type="simple" xlink:show="embed" xlink:actuate="onLoad">
                <text:p/>
              </draw:image>
            </draw:frame>
          </table:table-cell>
          <table:table-cell table:style-name="ce8" office:value-type="string">
            <text:p>Roche moussue</text:p>
          </table:table-cell>
          <table:table-cell table:style-name="ce8" office:value-type="string">
            <text:p>Foret</text:p>
          </table:table-cell>
          <table:table-cell table:style-name="ce12" office:value-type="float" office:value="2">
            <text:p>2</text:p>
          </table:table-cell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5">
            <draw:frame table:end-cell-address="'Classification Blocs'.B19" table:end-x="1.358cm" table:end-y="0.921cm" draw:z-index="17" draw:name="Images 18" draw:style-name="gr2" draw:text-style-name="P1" svg:width="0.891cm" svg:height="0.88cm" svg:x="0.467cm" svg:y="0.041cm">
              <draw:image xlink:href="Pictures/1000000000000020000000219D9DB598.png" xlink:type="simple" xlink:show="embed" xlink:actuate="onLoad">
                <text:p/>
              </draw:image>
            </draw:frame>
          </table:table-cell>
          <table:table-cell table:style-name="ce8" office:value-type="string">
            <text:p>Roche envahie</text:p>
          </table:table-cell>
          <table:table-cell table:style-name="ce8" office:value-type="string">
            <text:p>Foret</text:p>
          </table:table-cell>
          <table:table-cell table:style-name="ce12" office:value-type="float" office:value="2">
            <text:p>2</text:p>
          </table:table-cell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5">
            <draw:frame table:end-cell-address="'Classification Blocs'.B20" table:end-x="1.358cm" table:end-y="0.894cm" draw:z-index="18" draw:name="Images 19" draw:style-name="gr2" draw:text-style-name="P1" svg:width="0.891cm" svg:height="0.88cm" svg:x="0.467cm" svg:y="0.014cm">
              <draw:image xlink:href="Pictures/10000000000000200000002120447BB2.png" xlink:type="simple" xlink:show="embed" xlink:actuate="onLoad">
                <text:p/>
              </draw:image>
            </draw:frame>
          </table:table-cell>
          <table:table-cell table:style-name="ce8" office:value-type="string">
            <text:p>Roche rougeoyante</text:p>
          </table:table-cell>
          <table:table-cell table:style-name="ce8" office:value-type="string">
            <text:p>Volcanique</text:p>
          </table:table-cell>
          <table:table-cell table:style-name="ce12" office:value-type="float" office:value="2">
            <text:p>2</text:p>
          </table:table-cell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5">
            <draw:frame table:end-cell-address="'Classification Blocs'.B21" table:end-x="1.358cm" table:end-y="0.894cm" draw:z-index="19" draw:name="Images 20" draw:style-name="gr2" draw:text-style-name="P1" svg:width="0.891cm" svg:height="0.88cm" svg:x="0.467cm" svg:y="0.014cm">
              <draw:image xlink:href="Pictures/1000000000000020000000211E2E545C.png" xlink:type="simple" xlink:show="embed" xlink:actuate="onLoad">
                <text:p/>
              </draw:image>
            </draw:frame>
            <draw:frame table:end-cell-address="'Classification Blocs'.B22" table:end-x="1.307cm" table:end-y="0.88cm" draw:z-index="20" draw:name="Images 21" draw:style-name="gr2" draw:text-style-name="P1" svg:width="0.891cm" svg:height="0.887cm" svg:x="0.416cm" svg:y="0.99cm">
              <draw:image xlink:href="Pictures/10000000000000200000002102029CC0.png" xlink:type="simple" xlink:show="embed" xlink:actuate="onLoad">
                <text:p/>
              </draw:image>
            </draw:frame>
          </table:table-cell>
          <table:table-cell table:style-name="ce8" office:value-type="string">
            <text:p>Roche fondue</text:p>
          </table:table-cell>
          <table:table-cell table:style-name="ce8" office:value-type="string">
            <text:p>Volcanique</text:p>
          </table:table-cell>
          <table:table-cell table:style-name="ce12" office:value-type="float" office:value="2">
            <text:p>2</text:p>
          </table:table-cell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5"/>
          <table:table-cell table:style-name="ce8" office:value-type="string">
            <text:p>Lave</text:p>
          </table:table-cell>
          <table:table-cell table:style-name="ce8" office:value-type="string">
            <text:p>Volcanique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5">
            <draw:frame table:end-cell-address="'Classification Blocs'.B23" table:end-x="1.281cm" table:end-y="0.905cm" draw:z-index="21" draw:name="Images 22" draw:style-name="gr2" draw:text-style-name="P1" svg:width="0.891cm" svg:height="0.891cm" svg:x="0.39cm" svg:y="0.014cm">
              <draw:image xlink:href="Pictures/1000000000000020000000211325AAC3.png" xlink:type="simple" xlink:show="embed" xlink:actuate="onLoad">
                <text:p/>
              </draw:image>
            </draw:frame>
          </table:table-cell>
          <table:table-cell table:style-name="ce8" office:value-type="string">
            <text:p>Brique sculptée</text:p>
          </table:table-cell>
          <table:table-cell table:style-name="ce8" office:value-type="string">
            <text:p>Désert</text:p>
          </table:table-cell>
          <table:table-cell table:style-name="ce12" office:value-type="float" office:value="2">
            <text:p>2</text:p>
          </table:table-cell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5">
            <draw:frame table:end-cell-address="'Classification Blocs'.B24" table:end-x="1.281cm" table:end-y="0.932cm" draw:z-index="22" draw:name="Images 23" draw:style-name="gr2" draw:text-style-name="P1" svg:width="0.891cm" svg:height="0.891cm" svg:x="0.39cm" svg:y="0.041cm">
              <draw:image xlink:href="Pictures/1000000000000020000000212AEFF1C9.png" xlink:type="simple" xlink:show="embed" xlink:actuate="onLoad">
                <text:p/>
              </draw:image>
            </draw:frame>
            <draw:frame table:end-cell-address="'Classification Blocs'.B25" table:end-x="1.307cm" table:end-y="0.879cm" draw:z-index="23" draw:name="Images 24" draw:style-name="gr2" draw:text-style-name="P1" svg:width="0.891cm" svg:height="0.888cm" svg:x="0.416cm" svg:y="0.988cm">
              <draw:image xlink:href="Pictures/100000000000002000000021DEF2E86B.png" xlink:type="simple" xlink:show="embed" xlink:actuate="onLoad">
                <text:p/>
              </draw:image>
            </draw:frame>
          </table:table-cell>
          <table:table-cell table:style-name="ce8" office:value-type="string">
            <text:p>Brique</text:p>
          </table:table-cell>
          <table:table-cell table:style-name="ce8" office:value-type="string">
            <text:p>Désert</text:p>
          </table:table-cell>
          <table:table-cell table:style-name="ce12" office:value-type="float" office:value="2">
            <text:p>2</text:p>
          </table:table-cell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5">
            <draw:frame table:end-cell-address="'Classification Blocs'.B26" table:end-x="1.309cm" table:end-y="0.854cm" draw:z-index="24" draw:name="Images 25" draw:style-name="gr2" draw:text-style-name="P1" svg:width="0.891cm" svg:height="0.887cm" svg:x="0.418cm" svg:y="0.963cm">
              <draw:image xlink:href="Pictures/100000000000002000000021D589E2A6.png" xlink:type="simple" xlink:show="embed" xlink:actuate="onLoad">
                <text:p/>
              </draw:image>
            </draw:frame>
          </table:table-cell>
          <table:table-cell table:style-name="ce8" office:value-type="string">
            <text:p>Brique glacée</text:p>
          </table:table-cell>
          <table:table-cell table:style-name="ce8" office:value-type="string">
            <text:p>Glace</text:p>
          </table:table-cell>
          <table:table-cell table:style-name="ce12" office:value-type="float" office:value="2">
            <text:p>2</text:p>
          </table:table-cell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5">
            <draw:frame table:end-cell-address="'Classification Blocs'.B27" table:end-x="1.307cm" table:end-y="0.88cm" draw:z-index="25" draw:name="Images 26" draw:style-name="gr2" draw:text-style-name="P1" svg:width="0.891cm" svg:height="0.888cm" svg:x="0.416cm" svg:y="0.989cm">
              <draw:image xlink:href="Pictures/10000000000000200000002105529285.png" xlink:type="simple" xlink:show="embed" xlink:actuate="onLoad">
                <text:p/>
              </draw:image>
            </draw:frame>
          </table:table-cell>
          <table:table-cell table:style-name="ce8" office:value-type="string">
            <text:p>Brique pierre</text:p>
          </table:table-cell>
          <table:table-cell table:style-name="ce8" office:value-type="string">
            <text:p>Foret</text:p>
          </table:table-cell>
          <table:table-cell table:style-name="ce12" office:value-type="float" office:value="2">
            <text:p>2</text:p>
          </table:table-cell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5">
            <draw:frame table:end-cell-address="'Classification Blocs'.B28" table:end-x="1.332cm" table:end-y="0.857cm" draw:z-index="26" draw:name="Images 27" draw:style-name="gr2" draw:text-style-name="P1" svg:width="0.891cm" svg:height="0.887cm" svg:x="0.441cm" svg:y="0.966cm">
              <draw:image xlink:href="Pictures/1000000000000020000000217B81DDF3.png" xlink:type="simple" xlink:show="embed" xlink:actuate="onLoad">
                <text:p/>
              </draw:image>
            </draw:frame>
          </table:table-cell>
          <table:table-cell table:style-name="ce8" office:value-type="string">
            <text:p>Brique envahie</text:p>
          </table:table-cell>
          <table:table-cell table:style-name="ce8" office:value-type="string">
            <text:p>Foret</text:p>
          </table:table-cell>
          <table:table-cell table:style-name="ce12" office:value-type="float" office:value="2">
            <text:p>2</text:p>
          </table:table-cell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5"/>
          <table:table-cell table:style-name="ce8" office:value-type="string">
            <text:p>Brique rougeoyante</text:p>
          </table:table-cell>
          <table:table-cell table:style-name="ce8" office:value-type="string">
            <text:p>Volcanique</text:p>
          </table:table-cell>
          <table:table-cell table:style-name="ce12" office:value-type="float" office:value="2">
            <text:p>2</text:p>
          </table:table-cell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5">
            <draw:frame table:end-cell-address="'Classification Blocs'.B29" table:end-x="1.332cm" table:end-y="0.905cm" draw:z-index="27" draw:name="Images 28" draw:style-name="gr2" draw:text-style-name="P1" svg:width="0.891cm" svg:height="0.891cm" svg:x="0.441cm" svg:y="0.014cm">
              <draw:image xlink:href="Pictures/100000000000002000000021056D29F9.png" xlink:type="simple" xlink:show="embed" xlink:actuate="onLoad">
                <text:p/>
              </draw:image>
            </draw:frame>
          </table:table-cell>
          <table:table-cell table:style-name="ce8" office:value-type="string">
            <text:p>Filon cuivre</text:p>
          </table:table-cell>
          <table:table-cell table:style-name="ce8" office:value-type="string">
            <text:p>*</text:p>
          </table:table-cell>
          <table:table-cell table:style-name="ce12" office:value-type="float" office:value="20">
            <text:p>20</text:p>
          </table:table-cell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5">
            <draw:frame table:end-cell-address="'Classification Blocs'.B30" table:end-x="1.332cm" table:end-y="0.98cm" draw:z-index="28" draw:name="Images 29" draw:style-name="gr2" draw:text-style-name="P1" svg:width="0.891cm" svg:height="0.891cm" svg:x="0.441cm" svg:y="0.089cm">
              <draw:image xlink:href="Pictures/10000000000000200000002189F93639.png" xlink:type="simple" xlink:show="embed" xlink:actuate="onLoad">
                <text:p/>
              </draw:image>
            </draw:frame>
          </table:table-cell>
          <table:table-cell table:style-name="ce8" office:value-type="string">
            <text:p>Filon fer</text:p>
          </table:table-cell>
          <table:table-cell table:style-name="ce8" office:value-type="string">
            <text:p>*</text:p>
          </table:table-cell>
          <table:table-cell table:style-name="ce12" office:value-type="float" office:value="20">
            <text:p>20</text:p>
          </table:table-cell>
        </table:table-row>
        <table:table-row table:style-name="ro3">
          <table:table-cell table:style-name="ce2" office:value-type="float" office:value="30">
            <text:p>30</text:p>
          </table:table-cell>
          <table:table-cell table:style-name="ce5">
            <draw:frame table:end-cell-address="'Classification Blocs'.B31" table:end-x="1.332cm" table:end-y="0.954cm" draw:z-index="29" draw:name="Images 30" draw:style-name="gr2" draw:text-style-name="P1" svg:width="0.891cm" svg:height="0.891cm" svg:x="0.441cm" svg:y="0.063cm">
              <draw:image xlink:href="Pictures/1000000000000020000000210957272F.png" xlink:type="simple" xlink:show="embed" xlink:actuate="onLoad">
                <text:p/>
              </draw:image>
            </draw:frame>
          </table:table-cell>
          <table:table-cell table:style-name="ce8" office:value-type="string">
            <text:p>Filon argent</text:p>
          </table:table-cell>
          <table:table-cell table:style-name="ce8" office:value-type="string">
            <text:p>*</text:p>
          </table:table-cell>
          <table:table-cell table:style-name="ce12" office:value-type="float" office:value="20">
            <text:p>20</text:p>
          </table:table-cell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5">
            <draw:frame table:end-cell-address="'Classification Blocs'.B32" table:end-x="1.358cm" table:end-y="0.887cm" draw:z-index="30" draw:name="Images 31" draw:style-name="gr2" draw:text-style-name="P1" svg:width="0.891cm" svg:height="0.887cm" svg:x="0.467cm" svg:y="0cm">
              <draw:image xlink:href="Pictures/1000000000000020000000219F5ABF45.png" xlink:type="simple" xlink:show="embed" xlink:actuate="onLoad">
                <text:p/>
              </draw:image>
            </draw:frame>
            <draw:frame table:end-cell-address="'Classification Blocs'.B33" table:end-x="1.307cm" table:end-y="0.856cm" draw:z-index="31" draw:name="Images 32" draw:style-name="gr2" draw:text-style-name="P1" svg:width="0.891cm" svg:height="0.888cm" svg:x="0.416cm" svg:y="0.965cm">
              <draw:image xlink:href="Pictures/10000000000000200000002144809B88.png" xlink:type="simple" xlink:show="embed" xlink:actuate="onLoad">
                <text:p/>
              </draw:image>
            </draw:frame>
          </table:table-cell>
          <table:table-cell table:style-name="ce8" office:value-type="string">
            <text:p>Filon Or</text:p>
          </table:table-cell>
          <table:table-cell table:style-name="ce8" office:value-type="string">
            <text:p>*</text:p>
          </table:table-cell>
          <table:table-cell table:style-name="ce12" office:value-type="float" office:value="20">
            <text:p>20</text:p>
          </table:table-cell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5"/>
          <table:table-cell table:style-name="ce8" office:value-type="string">
            <text:p>Cuivre</text:p>
          </table:table-cell>
          <table:table-cell table:style-name="ce8" office:value-type="string">
            <text:p>Mécanique</text:p>
          </table:table-cell>
          <table:table-cell table:style-name="ce12" office:value-type="float" office:value="40">
            <text:p>40</text:p>
          </table:table-cell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5">
            <draw:frame table:end-cell-address="'Classification Blocs'.B34" table:end-x="1.332cm" table:end-y="0.907cm" draw:z-index="32" draw:name="Images 33" draw:style-name="gr2" draw:text-style-name="P1" svg:width="0.891cm" svg:height="0.891cm" svg:x="0.441cm" svg:y="0.016cm">
              <draw:image xlink:href="Pictures/1000000000000020000000211CB16CBA.png" xlink:type="simple" xlink:show="embed" xlink:actuate="onLoad">
                <text:p/>
              </draw:image>
            </draw:frame>
          </table:table-cell>
          <table:table-cell table:style-name="ce8" office:value-type="string">
            <text:p>Fer</text:p>
          </table:table-cell>
          <table:table-cell table:style-name="ce8" office:value-type="string">
            <text:p>Mécanique</text:p>
          </table:table-cell>
          <table:table-cell table:style-name="ce12" office:value-type="float" office:value="40">
            <text:p>40</text:p>
          </table:table-cell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5">
            <draw:frame table:end-cell-address="'Classification Blocs'.B35" table:end-x="1.358cm" table:end-y="0.906cm" draw:z-index="34" draw:name="Images 35" draw:style-name="gr2" draw:text-style-name="P1" svg:width="0.891cm" svg:height="0.891cm" svg:x="0.467cm" svg:y="0.015cm">
              <draw:image xlink:href="Pictures/1000000000000020000000216D92E944.png" xlink:type="simple" xlink:show="embed" xlink:actuate="onLoad">
                <text:p/>
              </draw:image>
            </draw:frame>
          </table:table-cell>
          <table:table-cell table:style-name="ce8" office:value-type="string">
            <text:p>Argent</text:p>
          </table:table-cell>
          <table:table-cell table:style-name="ce8" office:value-type="string">
            <text:p>Mécanique</text:p>
          </table:table-cell>
          <table:table-cell table:style-name="ce12" office:value-type="float" office:value="40">
            <text:p>40</text:p>
          </table:table-cell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5">
            <draw:frame table:end-cell-address="'Classification Blocs'.B36" table:end-x="1.281cm" table:end-y="0.926cm" draw:z-index="33" draw:name="Images 34" draw:style-name="gr2" draw:text-style-name="P1" svg:width="0.891cm" svg:height="0.889cm" svg:x="0.39cm" svg:y="0.037cm">
              <draw:image xlink:href="Pictures/1000000000000020000000211B98EB94.png" xlink:type="simple" xlink:show="embed" xlink:actuate="onLoad">
                <text:p/>
              </draw:image>
            </draw:frame>
            <draw:frame table:end-cell-address="'Classification Blocs'.B37" table:end-x="1.306cm" table:end-y="0.879cm" draw:z-index="35" draw:name="Images 36" draw:style-name="gr2" draw:text-style-name="P1" svg:width="0.891cm" svg:height="0.887cm" svg:x="0.415cm" svg:y="0.988cm">
              <draw:image xlink:href="Pictures/100000000000002000000021981CFD95.png" xlink:type="simple" xlink:show="embed" xlink:actuate="onLoad">
                <text:p/>
              </draw:image>
            </draw:frame>
          </table:table-cell>
          <table:table-cell table:style-name="ce8" office:value-type="string">
            <text:p>Or</text:p>
          </table:table-cell>
          <table:table-cell table:style-name="ce8" office:value-type="string">
            <text:p>Mécanique</text:p>
          </table:table-cell>
          <table:table-cell table:style-name="ce12" office:value-type="float" office:value="40">
            <text:p>40</text:p>
          </table:table-cell>
        </table:table-row>
        <table:table-row table:style-name="ro3">
          <table:table-cell table:style-name="ce2" office:value-type="float" office:value="36">
            <text:p>36</text:p>
          </table:table-cell>
          <table:table-cell table:style-name="ce5"/>
          <table:table-cell table:style-name="ce8" office:value-type="string">
            <text:p>Tôle</text:p>
          </table:table-cell>
          <table:table-cell table:style-name="ce8" office:value-type="string">
            <text:p>Mécanique</text:p>
          </table:table-cell>
          <table:table-cell table:style-name="ce12" office:value-type="float" office:value="2">
            <text:p>2</text:p>
          </table:table-cell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5">
            <draw:frame table:end-cell-address="'Classification Blocs'.B38" table:end-x="1.307cm" table:end-y="0.876cm" draw:z-index="36" draw:name="Images 37" draw:style-name="gr2" draw:text-style-name="P1" svg:width="0.891cm" svg:height="0.864cm" svg:x="0.416cm" svg:y="0.012cm">
              <draw:image xlink:href="Pictures/100000000000002000000020930AE386.png" xlink:type="simple" xlink:show="embed" xlink:actuate="onLoad">
                <text:p/>
              </draw:image>
            </draw:frame>
            <draw:frame table:end-cell-address="'Classification Blocs'.B39" table:end-x="1.307cm" table:end-y="0.878cm" draw:z-index="37" draw:name="Images 38" draw:style-name="gr2" draw:text-style-name="P1" svg:width="0.891cm" svg:height="0.887cm" svg:x="0.416cm" svg:y="0.987cm">
              <draw:image xlink:href="Pictures/100000000000002000000021FEAD06BD.png" xlink:type="simple" xlink:show="embed" xlink:actuate="onLoad">
                <text:p/>
              </draw:image>
            </draw:frame>
          </table:table-cell>
          <table:table-cell table:style-name="ce8" office:value-type="string">
            <text:p>Poutrelle</text:p>
          </table:table-cell>
          <table:table-cell table:style-name="ce8" office:value-type="string">
            <text:p>Mécanique</text:p>
          </table:table-cell>
          <table:table-cell table:style-name="ce12" office:value-type="float" office:value="2">
            <text:p>2</text:p>
          </table:table-cell>
        </table:table-row>
        <table:table-row table:style-name="ro3">
          <table:table-cell table:style-name="ce2" office:value-type="float" office:value="38">
            <text:p>38</text:p>
          </table:table-cell>
          <table:table-cell table:style-name="ce5"/>
          <table:table-cell table:style-name="ce8" office:value-type="string">
            <text:p>Minerai améthyste</text:p>
          </table:table-cell>
          <table:table-cell table:style-name="ce8" office:value-type="string">
            <text:p>*</text:p>
          </table:table-cell>
          <table:table-cell table:style-name="ce12" office:value-type="float" office:value="40">
            <text:p>40</text:p>
          </table:table-cell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5">
            <draw:frame table:end-cell-address="'Classification Blocs'.B40" table:end-x="1.306cm" table:end-y="0.905cm" draw:z-index="38" draw:name="Images 39" draw:style-name="gr2" draw:text-style-name="P1" svg:width="0.891cm" svg:height="0.891cm" svg:x="0.415cm" svg:y="0.014cm">
              <draw:image xlink:href="Pictures/1000000000000020000000214E1245BE.png" xlink:type="simple" xlink:show="embed" xlink:actuate="onLoad">
                <text:p/>
              </draw:image>
            </draw:frame>
            <draw:frame table:end-cell-address="'Classification Blocs'.B41" table:end-x="1.279cm" table:end-y="0.88cm" draw:z-index="39" draw:name="Images 40" draw:style-name="gr2" draw:text-style-name="P1" svg:width="0.891cm" svg:height="0.887cm" svg:x="0.388cm" svg:y="0.989cm">
              <draw:image xlink:href="Pictures/10000000000000200000002196E8C1AE.png" xlink:type="simple" xlink:show="embed" xlink:actuate="onLoad">
                <text:p/>
              </draw:image>
            </draw:frame>
          </table:table-cell>
          <table:table-cell table:style-name="ce8" office:value-type="string">
            <text:p>Minerai diamant</text:p>
          </table:table-cell>
          <table:table-cell table:style-name="ce8" office:value-type="string">
            <text:p>*</text:p>
          </table:table-cell>
          <table:table-cell table:style-name="ce12" office:value-type="float" office:value="40">
            <text:p>40</text:p>
          </table:table-cell>
        </table:table-row>
        <table:table-row table:style-name="ro3">
          <table:table-cell table:style-name="ce2" office:value-type="float" office:value="40">
            <text:p>40</text:p>
          </table:table-cell>
          <table:table-cell table:style-name="ce5"/>
          <table:table-cell table:style-name="ce8" office:value-type="string">
            <text:p>Minerai emeraude</text:p>
          </table:table-cell>
          <table:table-cell table:style-name="ce8" office:value-type="string">
            <text:p>*</text:p>
          </table:table-cell>
          <table:table-cell table:style-name="ce12" office:value-type="float" office:value="40">
            <text:p>40</text:p>
          </table:table-cell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5">
            <draw:frame table:end-cell-address="'Classification Blocs'.B42" table:end-x="1.307cm" table:end-y="0.904cm" draw:z-index="40" draw:name="Images 41" draw:style-name="gr2" draw:text-style-name="P1" svg:width="0.891cm" svg:height="0.891cm" svg:x="0.416cm" svg:y="0.013cm">
              <draw:image xlink:href="Pictures/1000000000000020000000218CBF796C.png" xlink:type="simple" xlink:show="embed" xlink:actuate="onLoad">
                <text:p/>
              </draw:image>
            </draw:frame>
          </table:table-cell>
          <table:table-cell table:style-name="ce8" office:value-type="string">
            <text:p>Minerai rubis</text:p>
          </table:table-cell>
          <table:table-cell table:style-name="ce8" office:value-type="string">
            <text:p>*</text:p>
          </table:table-cell>
          <table:table-cell table:style-name="ce12" office:value-type="float" office:value="40">
            <text:p>40</text:p>
          </table:table-cell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5">
            <draw:frame table:end-cell-address="'Classification Blocs'.B43" table:end-x="1.307cm" table:end-y="0.905cm" draw:z-index="41" draw:name="Images 42" draw:style-name="gr2" draw:text-style-name="P1" svg:width="0.891cm" svg:height="0.891cm" svg:x="0.416cm" svg:y="0.014cm">
              <draw:image xlink:href="Pictures/1000000000000020000000213A0AEE01.png" xlink:type="simple" xlink:show="embed" xlink:actuate="onLoad">
                <text:p/>
              </draw:image>
            </draw:frame>
          </table:table-cell>
          <table:table-cell table:style-name="ce8" office:value-type="string">
            <text:p>Minerai Topaze</text:p>
          </table:table-cell>
          <table:table-cell table:style-name="ce8" office:value-type="string">
            <text:p>*</text:p>
          </table:table-cell>
          <table:table-cell table:style-name="ce12" office:value-type="float" office:value="40">
            <text:p>40</text:p>
          </table:table-cell>
        </table:table-row>
        <table:table-row table:style-name="ro3">
          <table:table-cell table:style-name="ce2" office:value-type="float" office:value="43">
            <text:p>43</text:p>
          </table:table-cell>
          <table:table-cell table:style-name="ce5">
            <draw:frame table:end-cell-address="'Classification Blocs'.B44" table:end-x="1.332cm" table:end-y="0.905cm" draw:z-index="42" draw:name="Images 43" draw:style-name="gr2" draw:text-style-name="P1" svg:width="0.891cm" svg:height="0.891cm" svg:x="0.441cm" svg:y="0.014cm">
              <draw:image xlink:href="Pictures/1000000000000020000000212E3966D5.png" xlink:type="simple" xlink:show="embed" xlink:actuate="onLoad">
                <text:p/>
              </draw:image>
            </draw:frame>
          </table:table-cell>
          <table:table-cell table:style-name="ce8" office:value-type="string">
            <text:p>Minerai saphir</text:p>
          </table:table-cell>
          <table:table-cell table:style-name="ce8" office:value-type="string">
            <text:p>*</text:p>
          </table:table-cell>
          <table:table-cell table:style-name="ce12" office:value-type="float" office:value="40">
            <text:p>40</text:p>
          </table:table-cell>
        </table:table-row>
        <table:table-row table:style-name="ro3">
          <table:table-cell table:style-name="ce2" office:value-type="float" office:value="44">
            <text:p>44</text:p>
          </table:table-cell>
          <table:table-cell table:style-name="ce5">
            <draw:frame table:end-cell-address="'Classification Blocs'.B45" table:end-x="1.332cm" table:end-y="0.929cm" draw:z-index="43" draw:name="Images 44" draw:style-name="gr2" draw:text-style-name="P1" svg:width="0.891cm" svg:height="0.891cm" svg:x="0.441cm" svg:y="0.038cm">
              <draw:image xlink:href="Pictures/100000000000002000000021ED34A077.png" xlink:type="simple" xlink:show="embed" xlink:actuate="onLoad">
                <text:p/>
              </draw:image>
            </draw:frame>
          </table:table-cell>
          <table:table-cell table:style-name="ce8" office:value-type="string">
            <text:p>Roche runique</text:p>
          </table:table-cell>
          <table:table-cell table:style-name="ce8" office:value-type="string">
            <text:p>Draconique</text:p>
          </table:table-cell>
          <table:table-cell table:style-name="ce12" office:value-type="float" office:value="2">
            <text:p>2</text:p>
          </table:table-cell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5">
            <draw:frame table:end-cell-address="'Classification Blocs'.B46" table:end-x="1.385cm" table:end-y="0.903cm" draw:z-index="44" draw:name="Images 45" draw:style-name="gr2" draw:text-style-name="P1" svg:width="0.891cm" svg:height="0.891cm" svg:x="0.494cm" svg:y="0.012cm">
              <draw:image xlink:href="Pictures/100000000000002000000021F01BD73F.png" xlink:type="simple" xlink:show="embed" xlink:actuate="onLoad">
                <text:p/>
              </draw:image>
            </draw:frame>
          </table:table-cell>
          <table:table-cell table:style-name="ce8" office:value-type="string">
            <text:p>Écailles</text:p>
          </table:table-cell>
          <table:table-cell table:style-name="ce8" office:value-type="string">
            <text:p>Draconique</text:p>
          </table:table-cell>
          <table:table-cell table:style-name="ce12" office:value-type="float" office:value="2">
            <text:p>2</text:p>
          </table:table-cell>
        </table:table-row>
        <table:table-row table:style-name="ro3">
          <table:table-cell table:style-name="ce2" office:value-type="float" office:value="46">
            <text:p>46</text:p>
          </table:table-cell>
          <table:table-cell table:style-name="ce5">
            <draw:frame table:end-cell-address="'Classification Blocs'.B47" table:end-x="1.36cm" table:end-y="0.928cm" draw:z-index="45" draw:name="Images 46" draw:style-name="gr2" draw:text-style-name="P1" svg:width="0.891cm" svg:height="0.891cm" svg:x="0.469cm" svg:y="0.037cm">
              <draw:image xlink:href="Pictures/100000000000002000000021FBC91B03.png" xlink:type="simple" xlink:show="embed" xlink:actuate="onLoad">
                <text:p/>
              </draw:image>
            </draw:frame>
            <draw:frame table:end-cell-address="'Classification Blocs'.B48" table:end-x="1.385cm" table:end-y="0.879cm" draw:z-index="46" draw:name="Images 47" draw:style-name="gr2" draw:text-style-name="P1" svg:width="0.891cm" svg:height="0.888cm" svg:x="0.494cm" svg:y="0.988cm">
              <draw:image xlink:href="Pictures/1000000000000020000000213B6B2E91.png" xlink:type="simple" xlink:show="embed" xlink:actuate="onLoad">
                <text:p/>
              </draw:image>
            </draw:frame>
          </table:table-cell>
          <table:table-cell table:style-name="ce8" office:value-type="string">
            <text:p>Écailles Éternelles</text:p>
          </table:table-cell>
          <table:table-cell table:style-name="ce8" office:value-type="string">
            <text:p>Draconique</text:p>
          </table:table-cell>
          <table:table-cell table:style-name="ce12" office:value-type="float" office:value="20">
            <text:p>20</text:p>
          </table:table-cell>
        </table:table-row>
        <table:table-row table:style-name="ro3">
          <table:table-cell table:style-name="ce2" office:value-type="float" office:value="47">
            <text:p>47</text:p>
          </table:table-cell>
          <table:table-cell table:style-name="ce5">
            <draw:frame table:end-cell-address="'Classification Blocs'.B49" table:end-x="1.36cm" table:end-y="0.88cm" draw:z-index="47" draw:name="Images 48" draw:style-name="gr2" draw:text-style-name="P1" svg:width="0.891cm" svg:height="0.887cm" svg:x="0.469cm" svg:y="0.989cm">
              <draw:image xlink:href="Pictures/100000000000002000000021FBDD1776.png" xlink:type="simple" xlink:show="embed" xlink:actuate="onLoad">
                <text:p/>
              </draw:image>
            </draw:frame>
          </table:table-cell>
          <table:table-cell table:style-name="ce8" office:value-type="string">
            <text:p>Obsidienne</text:p>
          </table:table-cell>
          <table:table-cell table:style-name="ce8" office:value-type="string">
            <text:p>Volcanique</text:p>
          </table:table-cell>
          <table:table-cell table:style-name="ce12" office:value-type="float" office:value="20">
            <text:p>20</text:p>
          </table:table-cell>
        </table:table-row>
        <table:table-row table:style-name="ro3">
          <table:table-cell table:style-name="ce2" office:value-type="float" office:value="48">
            <text:p>48</text:p>
          </table:table-cell>
          <table:table-cell table:style-name="ce5"/>
          <table:table-cell table:style-name="ce8" office:value-type="string">
            <text:p>Eau</text:p>
          </table:table-cell>
          <table:table-cell table:style-name="ce8" office:value-type="string">
            <text:p>*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2" office:value-type="float" office:value="49">
            <text:p>49</text:p>
          </table:table-cell>
          <table:table-cell table:style-name="ce5">
            <draw:frame table:end-cell-address="'Classification Blocs'.B50" table:end-x="1.281cm" table:end-y="0.93cm" draw:z-index="48" draw:name="Images 49" draw:style-name="gr2" draw:text-style-name="P1" svg:width="0.891cm" svg:height="0.891cm" svg:x="0.39cm" svg:y="0.039cm">
              <draw:image xlink:href="Pictures/10000000000000200000002187C4B065.png" xlink:type="simple" xlink:show="embed" xlink:actuate="onLoad">
                <text:p/>
              </draw:image>
            </draw:frame>
          </table:table-cell>
          <table:table-cell table:style-name="ce8" office:value-type="string">
            <text:p>Nuage léger</text:p>
          </table:table-cell>
          <table:table-cell table:style-name="ce8" office:value-type="string">
            <text:p>Aérien</text:p>
          </table:table-cell>
          <table:table-cell table:style-name="ce12" office:value-type="float" office:value="1">
            <text:p>1</text:p>
          </table:table-cell>
        </table:table-row>
        <table:table-row table:style-name="ro3">
          <table:table-cell table:style-name="ce2" office:value-type="float" office:value="50">
            <text:p>50</text:p>
          </table:table-cell>
          <table:table-cell table:style-name="ce5">
            <draw:frame table:end-cell-address="'Classification Blocs'.B51" table:end-x="1.306cm" table:end-y="0.905cm" draw:z-index="49" draw:name="Images 50" draw:style-name="gr2" draw:text-style-name="P1" svg:width="0.891cm" svg:height="0.891cm" svg:x="0.415cm" svg:y="0.014cm">
              <draw:image xlink:href="Pictures/10000000000000200000002193718ED5.png" xlink:type="simple" xlink:show="embed" xlink:actuate="onLoad">
                <text:p/>
              </draw:image>
            </draw:frame>
            <draw:frame table:end-cell-address="'Classification Blocs'.B52" table:end-x="1.253cm" table:end-y="0.88cm" draw:z-index="50" draw:name="Images 51" draw:style-name="gr2" draw:text-style-name="P1" svg:width="0.891cm" svg:height="0.887cm" svg:x="0.362cm" svg:y="0.989cm">
              <draw:image xlink:href="Pictures/10000000000000200000002106F94667.png" xlink:type="simple" xlink:show="embed" xlink:actuate="onLoad">
                <text:p/>
              </draw:image>
            </draw:frame>
          </table:table-cell>
          <table:table-cell table:style-name="ce8" office:value-type="string">
            <text:p>Nuage lourd</text:p>
          </table:table-cell>
          <table:table-cell table:style-name="ce8" office:value-type="string">
            <text:p>Aérien</text:p>
          </table:table-cell>
          <table:table-cell table:style-name="ce12" office:value-type="float" office:value="1">
            <text:p>1</text:p>
          </table:table-cell>
        </table:table-row>
        <table:table-row table:style-name="ro3">
          <table:table-cell table:style-name="ce2" office:value-type="float" office:value="51">
            <text:p>51</text:p>
          </table:table-cell>
          <table:table-cell table:style-name="ce5">
            <draw:frame table:end-cell-address="'Classification Blocs'.B53" table:end-x="1.228cm" table:end-y="0.879cm" draw:z-index="51" draw:name="Images 52" draw:style-name="gr2" draw:text-style-name="P1" svg:width="0.891cm" svg:height="0.888cm" svg:x="0.337cm" svg:y="0.988cm">
              <draw:image xlink:href="Pictures/1000020100000020000000218706E1BB.png" xlink:type="simple" xlink:show="embed" xlink:actuate="onLoad">
                <text:p/>
              </draw:image>
            </draw:frame>
          </table:table-cell>
          <table:table-cell table:style-name="ce8" office:value-type="string">
            <text:p>Vitre</text:p>
          </table:table-cell>
          <table:table-cell table:style-name="ce8" office:value-type="string">
            <text:p>*</text:p>
          </table:table-cell>
          <table:table-cell table:style-name="ce12" office:value-type="float" office:value="2">
            <text:p>2</text:p>
          </table:table-cell>
        </table:table-row>
        <table:table-row table:style-name="ro3">
          <table:table-cell table:style-name="ce2" office:value-type="float" office:value="52">
            <text:p>52</text:p>
          </table:table-cell>
          <table:table-cell table:style-name="ce5"/>
          <table:table-cell table:style-name="ce8" office:value-type="string">
            <text:p>Crème</text:p>
          </table:table-cell>
          <table:table-cell table:style-name="ce8" office:value-type="string">
            <text:p>*</text:p>
          </table:table-cell>
          <table:table-cell table:style-name="ce12" office:value-type="float" office:value="1">
            <text:p>1</text:p>
          </table:table-cell>
        </table:table-row>
        <table:table-row table:style-name="ro3">
          <table:table-cell table:style-name="ce2" office:value-type="float" office:value="53">
            <text:p>53</text:p>
          </table:table-cell>
          <table:table-cell table:style-name="ce5">
            <draw:frame table:end-cell-address="'Classification Blocs'.B54" table:end-x="1.228cm" table:end-y="0.928cm" draw:z-index="52" draw:name="Images 53" draw:style-name="gr2" draw:text-style-name="P1" svg:width="0.891cm" svg:height="0.891cm" svg:x="0.337cm" svg:y="0.037cm">
              <draw:image xlink:href="Pictures/10000000000000200000002182333EE4.png" xlink:type="simple" xlink:show="embed" xlink:actuate="onLoad">
                <text:p/>
              </draw:image>
            </draw:frame>
          </table:table-cell>
          <table:table-cell table:style-name="ce8" office:value-type="string">
            <text:p>Gâteau</text:p>
          </table:table-cell>
          <table:table-cell table:style-name="ce8" office:value-type="string">
            <text:p>*</text:p>
          </table:table-cell>
          <table:table-cell table:style-name="ce12" office:value-type="float" office:value="1">
            <text:p>1</text:p>
          </table:table-cell>
        </table:table-row>
        <table:table-row table:style-name="ro3">
          <table:table-cell table:style-name="ce2" office:value-type="float" office:value="54">
            <text:p>54</text:p>
          </table:table-cell>
          <table:table-cell table:style-name="ce5">
            <draw:frame table:end-cell-address="'Classification Blocs'.B55" table:end-x="1.23cm" table:end-y="0.928cm" draw:z-index="53" draw:name="Images 54" draw:style-name="gr2" draw:text-style-name="P1" svg:width="0.891cm" svg:height="0.891cm" svg:x="0.339cm" svg:y="0.037cm">
              <draw:image xlink:href="Pictures/100000000000002000000021E8E7EC24.png" xlink:type="simple" xlink:show="embed" xlink:actuate="onLoad">
                <text:p/>
              </draw:image>
            </draw:frame>
          </table:table-cell>
          <table:table-cell table:style-name="ce8" office:value-type="string">
            <text:p>Ambre</text:p>
          </table:table-cell>
          <table:table-cell table:style-name="ce8" office:value-type="string">
            <text:p>Foret</text:p>
          </table:table-cell>
          <table:table-cell table:style-name="ce12" office:value-type="float" office:value="40">
            <text:p>40</text:p>
          </table:table-cell>
        </table:table-row>
        <table:table-row table:style-name="ro3">
          <table:table-cell table:style-name="ce2" office:value-type="float" office:value="55">
            <text:p>55</text:p>
          </table:table-cell>
          <table:table-cell table:style-name="ce5">
            <draw:frame table:end-cell-address="'Classification Blocs'.B56" table:end-x="1.23cm" table:end-y="0.905cm" draw:z-index="54" draw:name="Images 55" draw:style-name="gr2" draw:text-style-name="P1" svg:width="0.891cm" svg:height="0.891cm" svg:x="0.339cm" svg:y="0.014cm">
              <draw:image xlink:href="Pictures/100000000000002000000021B0F10CC4.png" xlink:type="simple" xlink:show="embed" xlink:actuate="onLoad">
                <text:p/>
              </draw:image>
            </draw:frame>
          </table:table-cell>
          <table:table-cell table:style-name="ce8" office:value-type="string">
            <text:p>Diamant</text:p>
          </table:table-cell>
          <table:table-cell table:style-name="ce8" office:value-type="string">
            <text:p>*</text:p>
          </table:table-cell>
          <table:table-cell table:style-name="ce12" office:value-type="float" office:value="40">
            <text:p>40</text:p>
          </table:table-cell>
        </table:table-row>
        <table:table-row table:style-name="ro3">
          <table:table-cell table:style-name="ce2" office:value-type="float" office:value="56">
            <text:p>56</text:p>
          </table:table-cell>
          <table:table-cell table:style-name="ce5">
            <draw:frame table:end-cell-address="'Classification Blocs'.B57" table:end-x="1.228cm" table:end-y="0.905cm" draw:z-index="55" draw:name="Images 56" draw:style-name="gr2" draw:text-style-name="P1" svg:width="0.891cm" svg:height="0.891cm" svg:x="0.337cm" svg:y="0.014cm">
              <draw:image xlink:href="Pictures/1000000000000020000000210C26238B.png" xlink:type="simple" xlink:show="embed" xlink:actuate="onLoad">
                <text:p/>
              </draw:image>
            </draw:frame>
          </table:table-cell>
          <table:table-cell table:style-name="ce8" office:value-type="string">
            <text:p>Bloc Universel</text:p>
          </table:table-cell>
          <table:table-cell table:style-name="ce8" office:value-type="string">
            <text:p>Élémentaire</text:p>
          </table:table-cell>
          <table:table-cell table:style-name="ce12" office:value-type="float" office:value="2">
            <text:p>2</text:p>
          </table:table-cell>
        </table:table-row>
        <table:table-row table:style-name="ro3">
          <table:table-cell table:style-name="ce2" office:value-type="float" office:value="57">
            <text:p>57</text:p>
          </table:table-cell>
          <table:table-cell table:style-name="ce5">
            <draw:frame table:end-cell-address="'Classification Blocs'.B58" table:end-x="1.255cm" table:end-y="0.905cm" draw:z-index="56" draw:name="Images 57" draw:style-name="gr2" draw:text-style-name="P1" svg:width="0.891cm" svg:height="0.891cm" svg:x="0.364cm" svg:y="0.014cm">
              <draw:image xlink:href="Pictures/10000000000000200000002161215E64.png" xlink:type="simple" xlink:show="embed" xlink:actuate="onLoad">
                <text:p/>
              </draw:image>
            </draw:frame>
          </table:table-cell>
          <table:table-cell table:style-name="ce8" office:value-type="string">
            <text:p>Crane</text:p>
          </table:table-cell>
          <table:table-cell table:style-name="ce8" office:value-type="string">
            <text:p>Cimetière</text:p>
          </table:table-cell>
          <table:table-cell table:style-name="ce12" office:value-type="float" office:value="20">
            <text:p>20</text:p>
          </table:table-cell>
        </table:table-row>
        <table:table-row table:style-name="ro3">
          <table:table-cell table:style-name="ce2" office:value-type="float" office:value="58">
            <text:p>58</text:p>
          </table:table-cell>
          <table:table-cell table:style-name="ce5">
            <draw:frame table:end-cell-address="'Classification Blocs'.B59" table:end-x="1.256cm" table:end-y="0.93cm" draw:z-index="57" draw:name="Images 58" draw:style-name="gr2" draw:text-style-name="P1" svg:width="0.891cm" svg:height="0.891cm" svg:x="0.365cm" svg:y="0.039cm">
              <draw:image xlink:href="Pictures/100000000000002000000021EFA8E365.png" xlink:type="simple" xlink:show="embed" xlink:actuate="onLoad">
                <text:p/>
              </draw:image>
            </draw:frame>
            <draw:frame table:end-cell-address="'Classification Blocs'.B60" table:end-x="1.255cm" table:end-y="0.879cm" draw:z-index="58" draw:name="Images 59" draw:style-name="gr2" draw:text-style-name="P1" svg:width="0.891cm" svg:height="0.887cm" svg:x="0.364cm" svg:y="0.988cm">
              <draw:image xlink:href="Pictures/100000000000002000000021A41EC6C6.png" xlink:type="simple" xlink:show="embed" xlink:actuate="onLoad">
                <text:p/>
              </draw:image>
            </draw:frame>
          </table:table-cell>
          <table:table-cell table:style-name="ce8" office:value-type="string">
            <text:p>Essence de vent</text:p>
          </table:table-cell>
          <table:table-cell table:style-name="ce8" office:value-type="string">
            <text:p>Aérien</text:p>
          </table:table-cell>
          <table:table-cell table:style-name="ce12" office:value-type="float" office:value="50">
            <text:p>50</text:p>
          </table:table-cell>
        </table:table-row>
        <table:table-row table:style-name="ro3">
          <table:table-cell table:style-name="ce2" office:value-type="float" office:value="59">
            <text:p>59</text:p>
          </table:table-cell>
          <table:table-cell table:style-name="ce5"/>
          <table:table-cell table:style-name="ce8" office:value-type="string">
            <text:p>Essence de glace</text:p>
          </table:table-cell>
          <table:table-cell table:style-name="ce8" office:value-type="string">
            <text:p>Glace</text:p>
          </table:table-cell>
          <table:table-cell table:style-name="ce12" office:value-type="float" office:value="50">
            <text:p>50</text:p>
          </table:table-cell>
        </table:table-row>
        <table:table-row table:style-name="ro3">
          <table:table-cell table:style-name="ce2" office:value-type="float" office:value="77">
            <text:p>77</text:p>
          </table:table-cell>
          <table:table-cell table:style-name="ce6">
            <draw:frame table:end-cell-address="'Classification Blocs'.B61" table:end-x="1.203cm" table:end-y="0.899cm" draw:z-index="76" draw:name="Images 77" draw:style-name="gr2" draw:text-style-name="P1" svg:width="0.891cm" svg:height="0.891cm" svg:x="0.312cm" svg:y="0.008cm">
              <draw:image xlink:href="Pictures/100000000000002000000021803E6FC7.png" xlink:type="simple" xlink:show="embed" xlink:actuate="onLoad">
                <text:p/>
              </draw:image>
            </draw:frame>
          </table:table-cell>
          <table:table-cell table:style-name="ce9" office:value-type="string">
            <text:p>Granit</text:p>
          </table:table-cell>
          <table:table-cell table:style-name="ce9" office:value-type="string">
            <text:p>*</text:p>
          </table:table-cell>
          <table:table-cell table:style-name="ce13" office:value-type="string">
            <text:p>XXX</text:p>
          </table:table-cell>
        </table:table-row>
        <table:table-row table:style-name="ro3">
          <table:table-cell table:style-name="ce2" office:value-type="float" office:value="60">
            <text:p>60</text:p>
          </table:table-cell>
          <table:table-cell table:style-name="ce5">
            <draw:frame table:end-cell-address="'Classification Blocs'.B62" table:end-x="1.253cm" table:end-y="0.876cm" draw:z-index="59" draw:name="Images 60" draw:style-name="gr2" draw:text-style-name="P1" svg:width="0.891cm" svg:height="0.754cm" svg:x="0.362cm" svg:y="0.122cm">
              <draw:image xlink:href="Pictures/100002010000002000000021C2BD46A0.png" xlink:type="simple" xlink:show="embed" xlink:actuate="onLoad">
                <text:p/>
              </draw:image>
            </draw:frame>
            <draw:frame table:end-cell-address="'Classification Blocs'.B63" table:end-x="1.202cm" table:end-y="0.852cm" draw:z-index="60" draw:name="Images 61" draw:style-name="gr2" draw:text-style-name="P1" svg:width="0.891cm" svg:height="0.859cm" svg:x="0.311cm" svg:y="0.989cm">
              <draw:image xlink:href="Pictures/10000201000000200000002018E953A5.png" xlink:type="simple" xlink:show="embed" xlink:actuate="onLoad">
                <text:p/>
              </draw:image>
            </draw:frame>
          </table:table-cell>
          <table:table-cell table:style-name="ce8" office:value-type="string">
            <text:p>Stalagmite</text:p>
          </table:table-cell>
          <table:table-cell table:style-name="ce8" office:value-type="string">
            <text:p>Glace</text:p>
          </table:table-cell>
          <table:table-cell table:style-name="ce12" office:value-type="float" office:value="0">
            <text:p>0</text:p>
          </table:table-cell>
        </table:table-row>
        <table:table-row table:style-name="ro3">
          <table:table-cell table:style-name="ce2" office:value-type="float" office:value="61">
            <text:p>61</text:p>
          </table:table-cell>
          <table:table-cell table:style-name="ce5">
            <draw:frame table:end-cell-address="'Classification Blocs'.B64" table:end-x="1.255cm" table:end-y="0.853cm" draw:z-index="61" draw:name="Images 62" draw:style-name="gr2" draw:text-style-name="P1" svg:width="0.891cm" svg:height="0.887cm" svg:x="0.364cm" svg:y="0.963cm">
              <draw:image xlink:href="Pictures/1000000000000020000000218EA35B58.png" xlink:type="simple" xlink:show="embed" xlink:actuate="onLoad">
                <text:p/>
              </draw:image>
            </draw:frame>
          </table:table-cell>
          <table:table-cell table:style-name="ce8" office:value-type="string">
            <text:p>Stalactite</text:p>
          </table:table-cell>
          <table:table-cell table:style-name="ce8" office:value-type="string">
            <text:p>Glace</text:p>
          </table:table-cell>
          <table:table-cell table:style-name="ce12" office:value-type="float" office:value="0">
            <text:p>0</text:p>
          </table:table-cell>
        </table:table-row>
        <table:table-row table:style-name="ro3">
          <table:table-cell table:style-name="ce2" office:value-type="float" office:value="62">
            <text:p>62</text:p>
          </table:table-cell>
          <table:table-cell table:style-name="ce5"/>
          <table:table-cell table:style-name="ce8" office:value-type="string">
            <text:p>Griffe</text:p>
          </table:table-cell>
          <table:table-cell table:style-name="ce8" office:value-type="string">
            <text:p>Draconique</text:p>
          </table:table-cell>
          <table:table-cell table:style-name="ce12" office:value-type="float" office:value="0">
            <text:p>0</text:p>
          </table:table-cell>
        </table:table-row>
        <table:table-row table:style-name="ro3">
          <table:table-cell table:style-name="ce2" office:value-type="float" office:value="63">
            <text:p>63</text:p>
          </table:table-cell>
          <table:table-cell table:style-name="ce5">
            <draw:frame table:end-cell-address="'Classification Blocs'.B65" table:end-x="1.23cm" table:end-y="0.903cm" draw:z-index="62" draw:name="Images 63" draw:style-name="gr2" draw:text-style-name="P1" svg:width="0.891cm" svg:height="0.864cm" svg:x="0.339cm" svg:y="0.039cm">
              <draw:image xlink:href="Pictures/10000000000000200000002040034A3A.png" xlink:type="simple" xlink:show="embed" xlink:actuate="onLoad">
                <text:p/>
              </draw:image>
            </draw:frame>
          </table:table-cell>
          <table:table-cell table:style-name="ce8" office:value-type="string">
            <text:p>Croc</text:p>
          </table:table-cell>
          <table:table-cell table:style-name="ce8" office:value-type="string">
            <text:p>Désert</text:p>
          </table:table-cell>
          <table:table-cell table:style-name="ce12" office:value-type="float" office:value="0">
            <text:p>0</text:p>
          </table:table-cell>
        </table:table-row>
        <table:table-row table:style-name="ro3">
          <table:table-cell table:style-name="ce2" office:value-type="float" office:value="64">
            <text:p>64</text:p>
          </table:table-cell>
          <table:table-cell table:style-name="ce5">
            <draw:frame table:end-cell-address="'Classification Blocs'.B66" table:end-x="1.228cm" table:end-y="0.902cm" draw:z-index="63" draw:name="Images 64" draw:style-name="gr2" draw:text-style-name="P1" svg:width="0.891cm" svg:height="0.864cm" svg:x="0.337cm" svg:y="0.038cm">
              <draw:image xlink:href="Pictures/100000000000002000000020117BF5C2.png" xlink:type="simple" xlink:show="embed" xlink:actuate="onLoad">
                <text:p/>
              </draw:image>
            </draw:frame>
          </table:table-cell>
          <table:table-cell table:style-name="ce8" office:value-type="string">
            <text:p>Œuf dragon</text:p>
          </table:table-cell>
          <table:table-cell table:style-name="ce8" office:value-type="string">
            <text:p>Désert</text:p>
          </table:table-cell>
          <table:table-cell table:style-name="ce12" office:value-type="float" office:value="0">
            <text:p>0</text:p>
          </table:table-cell>
        </table:table-row>
        <table:table-row table:style-name="ro3">
          <table:table-cell table:style-name="ce2" office:value-type="float" office:value="65">
            <text:p>65</text:p>
          </table:table-cell>
          <table:table-cell table:style-name="ce5">
            <draw:frame table:end-cell-address="'Classification Blocs'.B67" table:end-x="1.255cm" table:end-y="0.905cm" draw:z-index="64" draw:name="Images 65" draw:style-name="gr2" draw:text-style-name="P1" svg:width="0.891cm" svg:height="0.891cm" svg:x="0.364cm" svg:y="0.014cm">
              <draw:image xlink:href="Pictures/100000000000002000000021353A573E.png" xlink:type="simple" xlink:show="embed" xlink:actuate="onLoad">
                <text:p/>
              </draw:image>
            </draw:frame>
            <draw:frame table:end-cell-address="'Classification Blocs'.B68" table:end-x="1.256cm" table:end-y="0.88cm" draw:z-index="65" draw:name="Images 66" draw:style-name="gr2" draw:text-style-name="P1" svg:width="0.891cm" svg:height="0.887cm" svg:x="0.365cm" svg:y="0.989cm">
              <draw:image xlink:href="Pictures/10000000000000200000002156E693AF.png" xlink:type="simple" xlink:show="embed" xlink:actuate="onLoad">
                <text:p/>
              </draw:image>
            </draw:frame>
          </table:table-cell>
          <table:table-cell table:style-name="ce8" office:value-type="string">
            <text:p>Œuf fossilisé</text:p>
          </table:table-cell>
          <table:table-cell table:style-name="ce8" office:value-type="string">
            <text:p>Arachnide</text:p>
          </table:table-cell>
          <table:table-cell table:style-name="ce12" office:value-type="float" office:value="0">
            <text:p>0</text:p>
          </table:table-cell>
        </table:table-row>
        <table:table-row table:style-name="ro3">
          <table:table-cell table:style-name="ce2" office:value-type="float" office:value="66">
            <text:p>66</text:p>
          </table:table-cell>
          <table:table-cell table:style-name="ce5"/>
          <table:table-cell table:style-name="ce8" office:value-type="string">
            <text:p>Œuf araignée</text:p>
          </table:table-cell>
          <table:table-cell table:style-name="ce8" office:value-type="string">
            <text:p>Aérien</text:p>
          </table:table-cell>
          <table:table-cell table:style-name="ce12" office:value-type="float" office:value="0">
            <text:p>0</text:p>
          </table:table-cell>
        </table:table-row>
        <table:table-row table:style-name="ro3">
          <table:table-cell table:style-name="ce2" office:value-type="float" office:value="67">
            <text:p>67</text:p>
          </table:table-cell>
          <table:table-cell table:style-name="ce5">
            <draw:frame table:end-cell-address="'Classification Blocs'.B69" table:end-x="1.307cm" table:end-y="0.902cm" draw:z-index="66" draw:name="Images 67" draw:style-name="gr2" draw:text-style-name="P1" svg:width="0.891cm" svg:height="0.864cm" svg:x="0.416cm" svg:y="0.038cm">
              <draw:image xlink:href="Pictures/1000000000000020000000201D0E2182.png" xlink:type="simple" xlink:show="embed" xlink:actuate="onLoad">
                <text:p/>
              </draw:image>
            </draw:frame>
          </table:table-cell>
          <table:table-cell table:style-name="ce8" office:value-type="string">
            <text:p>Engrenages</text:p>
          </table:table-cell>
          <table:table-cell table:style-name="ce8" office:value-type="string">
            <text:p>Mécanique</text:p>
          </table:table-cell>
          <table:table-cell table:style-name="ce12" office:value-type="float" office:value="0">
            <text:p>0</text:p>
          </table:table-cell>
        </table:table-row>
        <table:table-row table:style-name="ro3">
          <table:table-cell table:style-name="ce2" office:value-type="float" office:value="68">
            <text:p>68</text:p>
          </table:table-cell>
          <table:table-cell table:style-name="ce5">
            <draw:frame table:end-cell-address="'Classification Blocs'.B70" table:end-x="1.307cm" table:end-y="0.903cm" draw:z-index="67" draw:name="Images 68" draw:style-name="gr2" draw:text-style-name="P1" svg:width="0.891cm" svg:height="0.864cm" svg:x="0.416cm" svg:y="0.039cm">
              <draw:image xlink:href="Pictures/1000000000000020000000200391B3A4.png" xlink:type="simple" xlink:show="embed" xlink:actuate="onLoad">
                <text:p/>
              </draw:image>
            </draw:frame>
            <draw:frame table:end-cell-address="'Classification Blocs'.B71" table:end-x="1.281cm" table:end-y="0.879cm" draw:z-index="68" draw:name="Images 69" draw:style-name="gr2" draw:text-style-name="P1" svg:width="0.891cm" svg:height="0.886cm" svg:x="0.39cm" svg:y="0.99cm">
              <draw:image xlink:href="Pictures/10000000000000200000002141E3F905.png" xlink:type="simple" xlink:show="embed" xlink:actuate="onLoad">
                <text:p/>
              </draw:image>
            </draw:frame>
          </table:table-cell>
          <table:table-cell table:style-name="ce8" office:value-type="string">
            <text:p>Trésor</text:p>
          </table:table-cell>
          <table:table-cell table:style-name="ce8" office:value-type="string">
            <text:p>Draconique</text:p>
          </table:table-cell>
          <table:table-cell table:style-name="ce12" office:value-type="float" office:value="0">
            <text:p>0</text:p>
          </table:table-cell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5"/>
          <table:table-cell table:style-name="ce8" office:value-type="string">
            <text:p>Pièces</text:p>
          </table:table-cell>
          <table:table-cell table:style-name="ce8" office:value-type="string">
            <text:p>Draconique</text:p>
          </table:table-cell>
          <table:table-cell table:style-name="ce12" office:value-type="float" office:value="0">
            <text:p>0</text:p>
          </table:table-cell>
        </table:table-row>
        <table:table-row table:style-name="ro3">
          <table:table-cell table:style-name="ce2" office:value-type="float" office:value="70">
            <text:p>70</text:p>
          </table:table-cell>
          <table:table-cell table:style-name="ce5">
            <draw:frame table:end-cell-address="'Classification Blocs'.B72" table:end-x="1.332cm" table:end-y="0.876cm" draw:z-index="69" draw:name="Images 70" draw:style-name="gr2" draw:text-style-name="P1" svg:width="0.891cm" svg:height="0.864cm" svg:x="0.441cm" svg:y="0.012cm">
              <draw:image xlink:href="Pictures/100000000000002000000020B278B9A0.png" xlink:type="simple" xlink:show="embed" xlink:actuate="onLoad">
                <text:p/>
              </draw:image>
            </draw:frame>
          </table:table-cell>
          <table:table-cell table:style-name="ce8" office:value-type="string">
            <text:p>Os</text:p>
          </table:table-cell>
          <table:table-cell table:style-name="ce8" office:value-type="string">
            <text:p>Cimetière</text:p>
          </table:table-cell>
          <table:table-cell table:style-name="ce12" office:value-type="float" office:value="0">
            <text:p>0</text:p>
          </table:table-cell>
        </table:table-row>
        <table:table-row table:style-name="ro3">
          <table:table-cell table:style-name="ce2" office:value-type="float" office:value="71">
            <text:p>71</text:p>
          </table:table-cell>
          <table:table-cell table:style-name="ce5">
            <draw:frame table:end-cell-address="'Classification Blocs'.B73" table:end-x="1.307cm" table:end-y="0.878cm" draw:z-index="70" draw:name="Images 71" draw:style-name="gr2" draw:text-style-name="P1" svg:width="0.891cm" svg:height="0.864cm" svg:x="0.416cm" svg:y="0.014cm">
              <draw:image xlink:href="Pictures/100000000000002000000020D48B1383.png" xlink:type="simple" xlink:show="embed" xlink:actuate="onLoad">
                <text:p/>
              </draw:image>
            </draw:frame>
          </table:table-cell>
          <table:table-cell table:style-name="ce8" office:value-type="string">
            <text:p>Tombe</text:p>
          </table:table-cell>
          <table:table-cell table:style-name="ce8" office:value-type="string">
            <text:p>Cimetière</text:p>
          </table:table-cell>
          <table:table-cell table:style-name="ce12" office:value-type="float" office:value="0">
            <text:p>0</text:p>
          </table:table-cell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5">
            <draw:frame table:end-cell-address="'Classification Blocs'.B74" table:end-x="1.332cm" table:end-y="0.876cm" draw:z-index="71" draw:name="Images 72" draw:style-name="gr2" draw:text-style-name="P1" svg:width="0.891cm" svg:height="0.864cm" svg:x="0.441cm" svg:y="0.012cm">
              <draw:image xlink:href="Pictures/100000000000002000000020035A2311.png" xlink:type="simple" xlink:show="embed" xlink:actuate="onLoad">
                <text:p/>
              </draw:image>
            </draw:frame>
          </table:table-cell>
          <table:table-cell table:style-name="ce8" office:value-type="string">
            <text:p>Cactus</text:p>
          </table:table-cell>
          <table:table-cell table:style-name="ce8" office:value-type="string">
            <text:p>Désert</text:p>
          </table:table-cell>
          <table:table-cell table:style-name="ce12" office:value-type="float" office:value="0">
            <text:p>0</text:p>
          </table:table-cell>
        </table:table-row>
        <table:table-row table:style-name="ro3">
          <table:table-cell table:style-name="ce2" office:value-type="float" office:value="73">
            <text:p>73</text:p>
          </table:table-cell>
          <table:table-cell table:style-name="ce5">
            <draw:frame table:end-cell-address="'Classification Blocs'.B75" table:end-x="1.358cm" table:end-y="0.903cm" draw:z-index="72" draw:name="Images 73" draw:style-name="gr2" draw:text-style-name="P1" svg:width="0.891cm" svg:height="0.864cm" svg:x="0.467cm" svg:y="0.039cm">
              <draw:image xlink:href="Pictures/1000020100000020000000204763C944.png" xlink:type="simple" xlink:show="embed" xlink:actuate="onLoad">
                <text:p/>
              </draw:image>
            </draw:frame>
          </table:table-cell>
          <table:table-cell table:style-name="ce8" office:value-type="string">
            <text:p>Bambou</text:p>
          </table:table-cell>
          <table:table-cell table:style-name="ce8" office:value-type="string">
            <text:p>*</text:p>
          </table:table-cell>
          <table:table-cell table:style-name="ce12" office:value-type="float" office:value="0">
            <text:p>0</text:p>
          </table:table-cell>
        </table:table-row>
        <table:table-row table:style-name="ro3">
          <table:table-cell table:style-name="ce2" office:value-type="float" office:value="74">
            <text:p>74</text:p>
          </table:table-cell>
          <table:table-cell table:style-name="ce5">
            <draw:frame table:end-cell-address="'Classification Blocs'.B76" table:end-x="1.332cm" table:end-y="0.902cm" draw:z-index="73" draw:name="Images 74" draw:style-name="gr2" draw:text-style-name="P1" svg:width="0.891cm" svg:height="0.864cm" svg:x="0.441cm" svg:y="0.038cm">
              <draw:image xlink:href="Pictures/100000000000002000000020C438A798.png" xlink:type="simple" xlink:show="embed" xlink:actuate="onLoad">
                <text:p/>
              </draw:image>
            </draw:frame>
          </table:table-cell>
          <table:table-cell table:style-name="ce8" office:value-type="string">
            <text:p>Lianes</text:p>
          </table:table-cell>
          <table:table-cell table:style-name="ce8" office:value-type="string">
            <text:p>Foret</text:p>
          </table:table-cell>
          <table:table-cell table:style-name="ce12" office:value-type="float" office:value="0">
            <text:p>0</text:p>
          </table:table-cell>
        </table:table-row>
        <table:table-row table:style-name="ro3">
          <table:table-cell table:style-name="ce2" office:value-type="float" office:value="75">
            <text:p>75</text:p>
          </table:table-cell>
          <table:table-cell table:style-name="ce5">
            <draw:frame table:end-cell-address="'Classification Blocs'.B77" table:end-x="1.307cm" table:end-y="0.905cm" draw:z-index="74" draw:name="Images 75" draw:style-name="gr2" draw:text-style-name="P1" svg:width="0.891cm" svg:height="0.891cm" svg:x="0.416cm" svg:y="0.014cm">
              <draw:image xlink:href="Pictures/1000000000000020000000215B1F4213.png" xlink:type="simple" xlink:show="embed" xlink:actuate="onLoad">
                <text:p/>
              </draw:image>
            </draw:frame>
          </table:table-cell>
          <table:table-cell table:style-name="ce8" office:value-type="string">
            <text:p>Ronces</text:p>
          </table:table-cell>
          <table:table-cell table:style-name="ce8" office:value-type="string">
            <text:p>Foret</text:p>
          </table:table-cell>
          <table:table-cell table:style-name="ce12" office:value-type="float" office:value="0">
            <text:p>0</text:p>
          </table:table-cell>
        </table:table-row>
        <table:table-row table:style-name="ro3">
          <table:table-cell table:style-name="ce2" office:value-type="float" office:value="76">
            <text:p>76</text:p>
          </table:table-cell>
          <table:table-cell table:style-name="ce5">
            <draw:frame table:end-cell-address="'Classification Blocs'.B78" table:end-x="1.332cm" table:end-y="0.903cm" draw:z-index="75" draw:name="Images 76" draw:style-name="gr2" draw:text-style-name="P1" svg:width="0.891cm" svg:height="0.864cm" svg:x="0.441cm" svg:y="0.039cm">
              <draw:image xlink:href="Pictures/100000000000002000000020A269DF33.png" xlink:type="simple" xlink:show="embed" xlink:actuate="onLoad">
                <text:p/>
              </draw:image>
            </draw:frame>
          </table:table-cell>
          <table:table-cell table:style-name="ce8" office:value-type="string">
            <text:p>Buisson</text:p>
          </table:table-cell>
          <table:table-cell table:style-name="ce8" office:value-type="string">
            <text:p>Foret</text:p>
          </table:table-cell>
          <table:table-cell table:style-name="ce12" office:value-type="float" office:value="0">
            <text:p>0</text:p>
          </table:table-cell>
        </table:table-row>
        <table:table-row table:style-name="ro3">
          <table:table-cell table:style-name="Default"/>
          <table:table-cell table:number-columns-repeated="4"/>
        </table:table-row>
        <table:table-row table:style-name="ro3" table:number-rows-repeated="5">
          <table:table-cell table:number-columns-repeated="2"/>
          <table:table-cell table:style-name="ce10"/>
          <table:table-cell table:number-columns-repeated="2"/>
        </table:table-row>
        <table:table-row table:style-name="ro3" table:number-rows-repeated="54">
          <table:table-cell table:number-columns-repeated="5"/>
        </table:table-row>
        <table:table-row table:style-name="ro5" table:number-rows-repeated="1048437">
          <table:table-cell table:number-columns-repeated="5"/>
        </table:table-row>
        <table:table-row table:style-name="ro5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14/12/2014</text:date>, <text:time>23:0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18:27:24.52</meta:creation-date>
    <dc:date>2014-12-14T23:07:28.59</dc:date>
    <meta:editing-duration>PT3H26M50S</meta:editing-duration>
    <meta:editing-cycles>10</meta:editing-cycles>
    <meta:generator>OpenOffice/4.0.1$Win32 OpenOffice.org_project/401m5$Build-9714</meta:generator>
    <dc:creator>Florence Chatelot</dc:creator>
    <meta:document-statistic meta:table-count="1" meta:cell-count="313" meta:object-count="77"/>
  </office:meta>
</office:document-meta>
</file>